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934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19cm" fo:padding-top="0.15cm" fo:padding-bottom="0.15cm" fo:padding-left="0.275cm" fo:padding-right="0.275cm"/>
    </style:style>
    <style:style style:name="gr1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gr15" style:family="graphic" style:parent-style-name="Text_20_A4">
      <style:graphic-properties fo:min-height="5.081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7" style:family="graphic" style:parent-style-name="Text_20_A4">
      <style:graphic-properties fo:min-height="1.8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6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8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style:style style:name="T9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2.71cm" svg:y="11.4cm">
          <draw:text-box>
            <text:p><text:span text:style-name="T4">A</text:span><text:span text:style-name="T5">L</text:span></text:p>
          </draw:text-box>
        </draw:frame>
        <draw:frame draw:style-name="gr10" draw:text-style-name="P2" draw:layer="layout" svg:width="0.917cm" svg:height="1.934cm" svg:x="16.483cm" svg:y="11.501cm">
          <draw:text-box>
            <text:p><text:span text:style-name="T6">A</text:span><text:span text:style-name="T7">U</text:span></text:p>
          </draw:text-box>
        </draw:frame>
        <draw:line draw:style-name="gr11" draw:text-style-name="P7" draw:layer="layout" svg:x1="14.2cm" svg:y1="14.66cm" svg:x2="17.1cm" svg:y2="14.6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12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7cm" svg:height="0.903cm" svg:x="4.6cm" svg:y="23.6cm">
          <draw:text-box>
            <text:p><text:span text:style-name="T2">θ’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7cm" svg:height="0.903cm" svg:x="14.3cm" svg:y="23.7cm">
          <draw:text-box>
            <text:p><text:span text:style-name="T2">θ’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3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4" draw:text-style-name="P6" draw:layer="layout" svg:width="1.3cm" svg:height="1.5cm" svg:x="14.3cm" svg:y="24.4cm" draw:kind="arc" draw:start-angle="358.04" draw:end-angle="69.39">
          <text:p/>
        </draw:ellipse>
        <draw:frame draw:style-name="gr15" draw:text-style-name="P8" draw:layer="layout" svg:width="3.6cm" svg:height="5.081cm" svg:x="15.5cm" svg:y="24.4cm">
          <draw:text-box>
            <text:p><text:span text:style-name="T8">ϕ</text:span></text:p>
          </draw:text-box>
        </draw:frame>
        <draw:line draw:style-name="gr16" draw:text-style-name="P7" draw:layer="layout" svg:x1="12.7cm" svg:y1="11.6cm" svg:x2="13.4cm" svg:y2="11.6cm">
          <text:p/>
        </draw:line>
        <draw:frame draw:style-name="gr9" draw:text-style-name="P2" draw:layer="layout" svg:width="0.99cm" svg:height="2.063cm" svg:x="3cm" svg:y="21.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3.1cm" svg:y1="21.933cm" svg:x2="3.8cm" svg:y2="21.933cm">
          <text:p/>
        </draw:line>
        <draw:frame draw:style-name="gr17" draw:text-style-name="P2" draw:layer="layout" svg:width="3.4cm" svg:height="1.805cm" svg:x="6.3cm" svg:y="23.095cm">
          <draw:text-box>
            <text:p><text:span text:style-name="T1">√</text:span><text:span text:style-name="T1">x</text:span><text:span text:style-name="T1">’</text:span><text:span text:style-name="T9">2</text:span><text:span text:style-name="T4">+</text:span><text:span text:style-name="T4">y²</text:span><text:span text:style-name="T4">+</text:span><text:span text:style-name="T4">z’</text:span><text:span text:style-name="T9">2</text:span></text:p>
          </draw:text-box>
        </draw:frame>
        <draw:line draw:style-name="gr11" draw:text-style-name="P7" draw:layer="layout" svg:x1="6.7cm" svg:y1="23.355cm" svg:x2="9.6cm" svg:y2="23.355cm">
          <text:p/>
        </draw:line>
        <draw:frame draw:style-name="gr17" draw:text-style-name="P2" draw:layer="layout" svg:width="3.4cm" svg:height="1.805cm" svg:x="16cm" svg:y="23.195cm">
          <draw:text-box>
            <text:p><text:span text:style-name="T1">√</text:span><text:span text:style-name="T1">x’</text:span><text:span text:style-name="T9">2</text:span><text:span text:style-name="T4">+y²+z’</text:span><text:span text:style-name="T9">2</text:span></text:p>
          </draw:text-box>
        </draw:frame>
        <draw:line draw:style-name="gr11" draw:text-style-name="P7" draw:layer="layout" svg:x1="16.4cm" svg:y1="23.455cm" svg:x2="19.3cm" svg:y2="23.455cm">
          <text:p/>
        </draw:line>
        <draw:frame draw:style-name="gr9" draw:text-style-name="P2" draw:layer="layout" svg:width="0.99cm" svg:height="2.063cm" svg:x="12.7cm" svg:y="21.73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12.8cm" svg:y1="21.97cm" svg:x2="13.5cm" svg:y2="21.97cm">
          <text:p/>
        </draw:line>
        <draw:line draw:style-name="gr16" draw:text-style-name="P7" draw:layer="layout" svg:x1="16.6cm" svg:y1="11.7cm" svg:x2="17.3cm" svg:y2="11.7cm">
          <text:p/>
        </draw:line>
        <draw:frame draw:style-name="gr10" draw:text-style-name="P2" draw:layer="layout" svg:width="0.917cm" svg:height="1.934cm" svg:x="5.883cm" svg:y="20.1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6cm" svg:y1="20.3cm" svg:x2="6.7cm" svg:y2="20.3cm">
          <text:p/>
        </draw:line>
        <draw:frame draw:style-name="gr10" draw:text-style-name="P2" draw:layer="layout" svg:width="0.917cm" svg:height="1.934cm" svg:x="15.3cm" svg:y="20.166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15.4cm" svg:y1="20.4cm" svg:x2="16.1cm" svg:y2="20.4cm">
          <text:p/>
        </draw:line>
        <draw:frame draw:style-name="gr17" draw:text-style-name="P2" draw:layer="layout" svg:width="3.6cm" svg:height="1.805cm" svg:x="13.8cm" svg:y="14.4cm">
          <draw:text-box>
            <text:p><text:span text:style-name="T1">√</text:span><text:span text:style-name="T1">x’</text:span><text:span text:style-name="T9">2</text:span><text:span text:style-name="T4">+y²+z’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3DT20H6M37S</meta:editing-duration>
    <meta:editing-cycles>25</meta:editing-cycles>
    <meta:generator>LibreOffice/6.4.6.2$Linux_X86_64 LibreOffice_project/40$Build-2</meta:generator>
    <meta:initial-creator>Javier Alonso Silva</meta:initial-creator>
    <dc:date>2020-10-14T11:47:55.382812954</dc:date>
    <dc:creator>Javier Alonso Silva</dc:creator>
    <meta:document-statistic meta:object-count="77"/>
  </office:meta>
</office:document-meta>
</file>